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200000122905042B0.png" manifest:media-type="image/png"/>
  <manifest:file-entry manifest:full-path="Pictures/100000000000012200000122D779CCA7.png" manifest:media-type="image/png"/>
  <manifest:file-entry manifest:full-path="Pictures/1000000000000122000001222C913247.png" manifest:media-type="image/png"/>
  <manifest:file-entry manifest:full-path="Pictures/1000000000000122000001227BF4A3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cd4a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2a6099" draw:textarea-horizontal-align="justify" draw:textarea-vertical-align="middle" draw:auto-grow-height="false" fo:min-height="0.6335in" fo:min-width="0.6335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0000" draw:textarea-horizontal-align="justify" draw:textarea-vertical-align="middle" draw:auto-grow-height="false" fo:min-height="0.6335in" fo:min-width="0.6335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-0.798in" svg:y="-0.7874in" svg:width="1.5638in" svg:height="1.5638in" draw:z-index="0"><draw:image xlink:href="Pictures/1000000000000122000001227BF4A3A8.png" xlink:type="simple" xlink:show="embed" xlink:actuate="onLoad" draw:mime-type="image/png"/></draw:frame><draw:frame draw:style-name="fr1" draw:name="Image2" text:anchor-type="char" svg:x="8.6402in" svg:y="-0.7874in" svg:width="1.572in" svg:height="1.572in" draw:z-index="1"><draw:image xlink:href="Pictures/1000000000000122000001222C91324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8.6398in" svg:y="6.1402in" svg:width="1.572in" svg:height="1.572in" draw:z-index="2"><draw:image xlink:href="Pictures/100000000000012200000122D779CCA7.png" xlink:type="simple" xlink:show="embed" xlink:actuate="onLoad" draw:mime-type="image/png"/></draw:frame><draw:frame draw:style-name="fr1" draw:name="Image4" text:anchor-type="char" svg:x="-0.7874in" svg:y="6.139in" svg:width="1.5736in" svg:height="1.5736in" draw:z-index="3"><draw:image xlink:href="Pictures/100000000000012200000122905042B0.png" xlink:type="simple" xlink:show="embed" xlink:actuate="onLoad" draw:mime-type="image/png"/></draw:frame><text:tab/><text:tab/><text:tab/></text:p>
      <text:p text:style-name="P1"/>
      <text:p text:style-name="P1"/>
      <text:p text:style-name="P1"/>
      <text:p text:style-name="P1"/>
      <text:p text:style-name="P1"><draw:custom-shape text:anchor-type="paragraph" draw:z-index="5" draw:name="Shape 2" draw:style-name="gr1" draw:text-style-name="P2" svg:width="0.8961in" svg:height="0.8961in" svg:x="0.9626in" svg:y="2.9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 3" draw:style-name="gr2" draw:text-style-name="P3" svg:width="0.8961in" svg:height="0.8961in" svg:x="2.0563in" svg:y="2.9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4" draw:style-name="gr1" draw:text-style-name="P2" svg:width="0.8961in" svg:height="0.8961in" svg:x="4.3583in" svg:y="2.9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5" draw:style-name="gr2" draw:text-style-name="P3" svg:width="0.8961in" svg:height="0.8961in" svg:x="5.4311in" svg:y="2.9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1" draw:style-name="gr1" draw:text-style-name="P2" svg:width="0.8961in" svg:height="0.8961in" svg:x="6.5563in" svg:y="2.9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 6" draw:style-name="gr1" draw:text-style-name="P2" svg:width="0.8961in" svg:height="0.8961in" svg:x="7.65in" svg:y="2.9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 7" draw:style-name="gr1" draw:text-style-name="P2" svg:width="0.8961in" svg:height="0.8961in" svg:x="3.2437in" svg:y="2.9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1:37:30.496689366</meta:creation-date>
    <dc:date>2024-06-19T11:47:18.367226742</dc:date>
    <meta:editing-duration>PT9M48S</meta:editing-duration>
    <meta:editing-cycles>1</meta:editing-cycles>
    <meta:document-statistic meta:table-count="0" meta:image-count="4" meta:object-count="0" meta:page-count="1" meta:paragraph-count="1" meta:word-count="0" meta:character-count="3" meta:non-whitespace-character-count="0"/>
    <meta:generator>LibreOffice/7.6.7.2$Linux_X86_64 LibreOffice_project/60$Build-2</meta:generator>
  </office:meta>
</office:document-meta>
</file>